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89in"/>
    </style:style>
    <style:style style:name="co11" style:family="table-column">
      <style:table-column-properties fo:break-before="auto" style:column-width="0.2783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0.4398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1.7256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0.7075in"/>
    </style:style>
    <style:style style:name="co21" style:family="table-column">
      <style:table-column-properties fo:break-before="auto" style:column-width="0.61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E$12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125:$'IPIP Big 5 Sample Questionnaire'.$E$12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5"/>
        <table:table-column table:style-name="co3" table:number-columns-repeated="2" table:default-cell-style-name="ce5"/>
        <table:table-column table:style-name="co4" table:default-cell-style-name="ce28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22"/>
        <table:table-column table:style-name="co3" table:number-columns-repeated="18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 table:style-name="ce7" office:value-type="string" calcext:value-type="string">
            <text:p>Dolly</text:p>
          </table:table-cell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I am the life of the party.</text:p>
          </table:table-cell>
          <table:table-cell table:style-name="ce21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always prepared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interested in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relaxed most of the time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not interested in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not interested in other people's problem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easily disturbe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not really interested in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ange my mood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quick to understand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<text:span text:style-name="T1">Shirk </text:span>my dutie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quiet around stranger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exacting in my work.</text:p>
          </table:table-cell>
          <table:table-cell table:style-name="ce24" table:content-validation-name="val2"/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full of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2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1" office:value-type="string" calcext:value-type="string" table:number-columns-spanned="15" table:number-rows-spanned="1">
            <text:p>Items copied from <text:span text:style-name="T2">https://ipip.ori.org/New_IPIP-50-item-scale.htm</text:span> on May 23, 2020.</text:p>
          </table:table-cell>
          <table:covered-table-cell table:number-columns-repeated="5" table:style-name="ce21"/>
          <table:covered-table-cell table:number-columns-repeated="2"/>
          <table:covered-table-cell table:number-columns-repeated="4" table:style-name="Default"/>
          <table:covered-table-cell table:number-columns-repeated="2" table:style-name="ce21"/>
          <table:covered-table-cell/>
          <table:table-cell table:number-columns-repeated="26"/>
        </table:table-row>
        <table:table-row table:style-name="ro4" table:number-rows-repeated="2">
          <table:table-cell table:number-columns-repeated="41"/>
        </table:table-row>
        <table:table-row table:style-name="ro2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2">
          <table:table-cell table:style-name="ce7" office:value-type="string" calcext:value-type="string">
            <text:p>Dolly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22" calcext:value-type="float">
            <text:p>22</text:p>
          </table:table-cell>
          <table:table-cell table:formula="of:=PRODUCT(ORG.LIBREOFFICE.RAWSUBTRACT( [.B102];5);2)" office:value-type="float" office:value="34" calcext:value-type="float">
            <text:p>34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Low" calcext:value-type="string">
            <text:p>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36" calcext:value-type="float">
            <text:p>36</text:p>
          </table:table-cell>
          <table:table-cell table:formula="of:=PRODUCT(ORG.LIBREOFFICE.RAWSUBTRACT( [.B103];5);2)" office:value-type="float" office:value="62" calcext:value-type="float">
            <text:p>62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A Little High" calcext:value-type="string">
            <text:p>A Little High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30" calcext:value-type="float">
            <text:p>30</text:p>
          </table:table-cell>
          <table:table-cell table:formula="of:=PRODUCT(ORG.LIBREOFFICE.RAWSUBTRACT( [.B104];5);2)" office:value-type="float" office:value="50" calcext:value-type="float">
            <text:p>5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Average" calcext:value-type="string">
            <text:p>Average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29" calcext:value-type="float">
            <text:p>29</text:p>
          </table:table-cell>
          <table:table-cell table:formula="of:=PRODUCT(ORG.LIBREOFFICE.RAWSUBTRACT( [.B105];5);2)" office:value-type="float" office:value="48" calcext:value-type="float">
            <text:p>48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Average" calcext:value-type="string">
            <text:p>Average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27" calcext:value-type="float">
            <text:p>27</text:p>
          </table:table-cell>
          <table:table-cell table:formula="of:=PRODUCT(ORG.LIBREOFFICE.RAWSUBTRACT( [.B106];5);2)" office:value-type="float" office:value="44" calcext:value-type="float">
            <text:p>44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A Little Low" calcext:value-type="string">
            <text:p>A Little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36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row table:style-name="ro4">
          <table:table-cell office:value-type="string" calcext:value-type="string">
            <text:p>Dolly</text:p>
          </table:table-cell>
          <table:table-cell office:value-type="string" calcext:value-type="string">
            <text:p>Raw 10-5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Extraversion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Agreeableness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onscienti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Neuroticism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office:value-type="string" calcext:value-type="string">
            <text:p>Openness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Little 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6:05:26.134031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2T16:09:23.938943551</dc:date>
    <meta:editing-duration>PT14H4M46S</meta:editing-duration>
    <meta:editing-cycles>55</meta:editing-cycles>
    <meta:generator>LibreOffice/6.4.6.2$Linux_X86_64 LibreOffice_project/40$Build-2</meta:generator>
    <meta:document-statistic meta:table-count="2" meta:cell-count="630" meta:object-count="0"/>
  </office:meta>
</office:document-meta>
</file>